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ext-properties officeooo:paragraph-rsid="000639f2"/>
    </style:style>
    <style:style style:name="P2" style:family="paragraph" style:parent-style-name="Text_20_body">
      <style:paragraph-properties fo:margin-left="0cm" fo:margin-right="0cm" fo:margin-top="0cm" fo:margin-bottom="0cm" style:contextual-spacing="false" fo:line-height="100%" fo:text-align="center" style:justify-single-word="false" fo:text-indent="0cm" style:auto-text-indent="false"/>
      <style:text-properties officeooo:paragraph-rsid="000639f2"/>
    </style:style>
    <style:style style:name="P3" style:family="paragraph" style:parent-style-name="Standard">
      <style:paragraph-properties fo:text-align="center" style:justify-single-word="false"/>
      <style:text-properties style:text-underline-style="solid" style:text-underline-width="auto" style:text-underline-color="font-color" officeooo:paragraph-rsid="0006272b"/>
    </style:style>
    <style:style style:name="P4" style:family="paragraph" style:parent-style-name="Standard">
      <style:paragraph-properties fo:text-align="start" style:justify-single-word="false"/>
      <style:text-properties officeooo:paragraph-rsid="0006272b"/>
    </style:style>
    <style:style style:name="T1" style:family="text">
      <style:text-properties style:font-name="Times New Roman" fo:font-size="12pt" style:text-underline-style="none" fo:font-weight="normal" officeooo:rsid="00035533" style:font-weight-asian="normal" style:font-weight-complex="normal" loext:padding="0cm" loext:border="none"/>
    </style:style>
    <style:style style:name="T2" style:family="text">
      <style:text-properties style:font-name="Times New Roman" fo:font-size="12pt" style:text-underline-style="solid" style:text-underline-width="auto" style:text-underline-color="font-color" fo:font-weight="bold" loext:padding="0cm" loext:border="none"/>
    </style:style>
    <style:style style:name="T3" style:family="text">
      <style:text-properties fo:font-weight="bold" style:font-weight-asian="bold" style:font-weight-complex="bold"/>
    </style:style>
    <style:style style:name="T4" style:family="text">
      <style:text-properties officeooo:rsid="000627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Ines Harraoui</text:span></text:span></text:p>
      <text:p text:style-name="P1"><text:span text:style-name="Strong_20_Emphasis"><text:span text:style-name="T1">Yanis Saadi Dit Saada</text:span></text:span></text:p>
      <text:p text:style-name="P1"><text:span text:style-name="Strong_20_Emphasis"><text:span text:style-name="T1">Groupe 3</text:span></text:span></text:p>
      <text:p text:style-name="P2"><text:span text:style-name="Strong_20_Emphasis"><text:span text:style-name="T2"/></text:span></text:p>
      <text:p text:style-name="P3"/>
      <text:p text:style-name="P3">Mail de contact</text:p>
      <text:p text:style-name="P4"><text:line-break/><text:line-break/><text:span text:style-name="T3">Objet : Demande d’interview pour découvrir le métier de DevOps</text:span><text:line-break/><text:line-break/>Bonjo<text:span text:style-name="T4">ur Monsieur</text:span>,<text:line-break/><text:line-break/>Je vous écris afin de solliciter votre disponibilité pour un entretien dans le cadre d’un projet que je réalise avec mon binôme, portant sur le métier de DevOps. En tant qu’étudiants en Licence Informatique à Sorbonne Université, nous cherchons à mieux comprendre les enjeux et les réalités de cette profession au sein des entreprises.<text:line-break/><text:line-break/>Nous serions ravis d’avoir l’opportunité de vous interviewer pour bénéficier de votre expérience. L’objectif de cette interview serait de mieux saisir les compétences clés, les missions principales, ainsi que les défis et opportunités liés à ce métier. Cette discussion nous permettrait d’apporter un éclairage concret à notre projet.<text:line-break/><text:line-break/>L’entretien pourrait se faire selon vos préférences, en présentiel ou à distance, et nous nous adapterons à votre disponibilité. Nous prévoyons une durée d’environ 30 minutes afin de ne pas empiéter sur votre emploi du temps.<text:line-break/><text:line-break/>Merci par avance pour votre considération. Je reste à votre disposition pour convenir d’un créneau ou pour toute information supplémentaire.<text:line-break/><text:line-break/>Dans l’attente de votre retour, je vous souhaite une excellente journée.<text:line-break/><text:line-break/>Cordialement,<text:line-break/><text:line-break/>HARRAOUI Ines et SAADI DIT SAADA Yanis<text:line-break/>Etudiants de Sorbonne Université<text:line-break/>ines.harraoui@etu.sorbonne-universite.fr, yanis.saadi_dit_saada@etu.sorbonne-universite.fr<text:line-break/>07 64 35 18 8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7T13:53:57.118000000</meta:creation-date>
    <dc:date>2024-11-27T13:59:37.031000000</dc:date>
    <meta:editing-duration>PT2M2S</meta:editing-duration>
    <meta:editing-cycles>2</meta:editing-cycles>
    <meta:generator>LibreOffice/24.8.3.1$Windows_X86_64 LibreOffice_project/65412f067af443213e726c93f137ccc85c9a1e06</meta:generator>
    <meta:document-statistic meta:table-count="0" meta:image-count="0" meta:object-count="0" meta:page-count="1" meta:paragraph-count="5" meta:word-count="211" meta:character-count="1450" meta:non-whitespace-character-count="1234"/>
  </office:meta>
</office:document-meta>
</file>